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style:font-name="Roboto Mono" style:font-name-asian="Roboto Mono1" style:font-name-complex="Roboto Mono1"/>
    </style:style>
    <style:style style:name="P2" style:family="paragraph" style:parent-style-name="Standard">
      <style:text-properties style:font-name="Roboto Mono" fo:font-size="12pt" fo:background-color="#ffffff" style:font-name-asian="Roboto Mono1" style:font-size-asian="12pt" style:font-name-complex="Roboto Mono1" style:font-size-complex="12pt"/>
    </style:style>
    <style:style style:name="P3" style:family="paragraph" style:parent-style-name="Standard">
      <style:paragraph-properties fo:margin-left="0cm" fo:margin-right="0cm" fo:text-indent="1.27cm" style:auto-text-indent="false"/>
      <style:text-properties style:font-name="Roboto Mono" fo:font-size="12pt" fo:background-color="#ffffff" style:font-name-asian="Roboto Mono1" style:font-size-asian="12pt" style:font-name-complex="Roboto Mono1" style:font-size-complex="12pt"/>
    </style:style>
    <style:style style:name="P4" style:family="paragraph" style:parent-style-name="Standard">
      <style:paragraph-properties fo:margin-left="0cm" fo:margin-right="0cm" fo:text-indent="0cm" style:auto-text-indent="false"/>
      <style:text-properties style:font-name="Roboto Mono" fo:font-size="12pt" fo:background-color="#ffffff" style:font-name-asian="Roboto Mono1" style:font-size-asian="12pt" style:font-name-complex="Roboto Mono1" style:font-size-complex="12pt"/>
    </style:style>
    <style:style style:name="P5" style:family="paragraph" style:parent-style-name="Title" style:master-page-name="Standard">
      <style:paragraph-properties fo:margin-top="0.353cm" fo:margin-bottom="0cm" loext:contextual-spacing="false" fo:line-height="100%" fo:keep-together="auto" fo:orphans="0" fo:widows="0" style:page-number="1" fo:keep-with-next="auto"/>
      <style:text-properties style:font-name="Roboto Mono" style:font-name-asian="Roboto Mono1" style:font-name-complex="Roboto Mono1"/>
    </style:style>
    <style:style style:name="P6" style:family="paragraph" style:parent-style-name="Standard">
      <style:paragraph-properties fo:margin-top="0.353cm" fo:margin-bottom="0cm" loext:contextual-spacing="false" fo:line-height="100%" fo:orphans="0" fo:widows="0"/>
      <style:text-properties style:font-name="Roboto Mono" style:font-name-asian="Roboto Mono1" style:font-name-complex="Roboto Mono1"/>
    </style:style>
    <style:style style:name="P7" style:family="paragraph" style:parent-style-name="Standard">
      <style:text-properties style:font-name="Roboto Mono" fo:font-size="12pt" fo:background-color="#ffffff" style:font-name-asian="Roboto Mono1" style:font-size-asian="12pt" style:font-name-complex="Roboto Mono1" style:font-size-complex="12pt"/>
    </style:style>
    <style:style style:name="P8" style:family="paragraph" style:parent-style-name="Standard">
      <style:text-properties style:font-name="Roboto Mono" fo:font-size="12pt" officeooo:paragraph-rsid="0012dda2" fo:background-color="#ffffff" style:font-name-asian="Roboto Mono1" style:font-size-asian="12pt" style:font-name-complex="Roboto Mono1" style:font-size-complex="12pt"/>
    </style:style>
    <style:style style:name="P9" style:family="paragraph" style:parent-style-name="Standard">
      <style:text-properties style:font-name="Roboto Mono" fo:font-size="12pt" officeooo:rsid="0012dda2" officeooo:paragraph-rsid="0012dda2" fo:background-color="#ffffff" style:font-name-asian="Roboto Mono1" style:font-size-asian="12pt" style:font-name-complex="Roboto Mono1" style:font-size-complex="12pt"/>
    </style:style>
    <style:style style:name="P10" style:family="paragraph" style:parent-style-name="Standard">
      <style:paragraph-properties fo:margin-left="0cm" fo:margin-right="0cm" fo:text-indent="1.27cm" style:auto-text-indent="false"/>
      <style:text-properties style:font-name="Roboto Mono" fo:font-size="12pt" fo:background-color="#ffffff" style:font-name-asian="Roboto Mono1" style:font-size-asian="12pt" style:font-name-complex="Roboto Mono1" style:font-size-complex="12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style:font-name="Roboto Mono" fo:font-size="12pt" fo:background-color="#ffffff" style:font-name-asian="Roboto Mono1" style:font-size-asian="12pt" style:font-name-complex="Roboto Mono1" style:font-size-complex="12pt"/>
    </style:style>
    <style:style style:name="P13" style:family="paragraph" style:parent-style-name="Standard">
      <style:paragraph-properties fo:margin-left="0cm" fo:margin-right="0cm" fo:text-indent="0cm" style:auto-text-indent="false"/>
      <style:text-properties style:font-name="Roboto Mono" fo:font-size="12pt" officeooo:paragraph-rsid="00097aaf" fo:background-color="#ffffff" style:font-name-asian="Roboto Mono1" style:font-size-asian="12pt" style:font-name-complex="Roboto Mono1" style:font-size-complex="12pt"/>
    </style:style>
    <style:style style:name="P14" style:family="paragraph" style:parent-style-name="Standard">
      <style:paragraph-properties fo:margin-left="0cm" fo:margin-right="0cm" fo:text-indent="0cm" style:auto-text-indent="false"/>
      <style:text-properties style:font-name="Roboto Mono" fo:font-size="12pt" officeooo:paragraph-rsid="000d218a" fo:background-color="#ffffff" style:font-name-asian="Roboto Mono1" style:font-size-asian="12pt" style:font-name-complex="Roboto Mono1" style:font-size-complex="12pt"/>
    </style:style>
    <style:style style:name="P15" style:family="paragraph" style:parent-style-name="Standard">
      <style:paragraph-properties fo:margin-left="0cm" fo:margin-right="0cm" fo:text-indent="0cm" style:auto-text-indent="false"/>
      <style:text-properties style:font-name="Roboto Mono" fo:font-size="12pt" officeooo:rsid="00101f9f" officeooo:paragraph-rsid="00101f9f" fo:background-color="#ffffff" style:font-name-asian="Roboto Mono1" style:font-size-asian="12pt" style:font-name-complex="Roboto Mono1" style:font-size-complex="12pt"/>
    </style:style>
    <style:style style:name="P16" style:family="paragraph" style:parent-style-name="Standard">
      <style:paragraph-properties fo:margin-left="0cm" fo:margin-right="0cm" fo:text-indent="0cm" style:auto-text-indent="false"/>
      <style:text-properties style:font-name="Roboto Mono" fo:font-size="12pt" officeooo:rsid="00105e99" officeooo:paragraph-rsid="00105e99" fo:background-color="#ffffff" style:font-name-asian="Roboto Mono1" style:font-size-asian="12pt" style:font-name-complex="Roboto Mono1" style:font-size-complex="12pt"/>
    </style:style>
    <style:style style:name="P17" style:family="paragraph" style:parent-style-name="Standard">
      <style:paragraph-properties fo:margin-left="0cm" fo:margin-right="0cm" fo:text-indent="0cm" style:auto-text-indent="false"/>
      <style:text-properties style:font-name="Roboto Mono" fo:font-size="12pt" officeooo:rsid="0011d712" officeooo:paragraph-rsid="0011d712" fo:background-color="#ffffff" style:font-name-asian="Roboto Mono1" style:font-size-asian="12pt" style:font-name-complex="Roboto Mono1" style:font-size-complex="12pt"/>
    </style:style>
    <style:style style:name="P18" style:family="paragraph" style:parent-style-name="Standard" style:list-style-name="WWNum2">
      <style:paragraph-properties fo:margin-left="2.54cm" fo:margin-right="0cm" fo:text-indent="-0.635cm" style:auto-text-indent="false"/>
      <style:text-properties style:font-name="Roboto Mono" fo:font-size="12pt" fo:background-color="#ffffff" style:font-name-asian="Roboto Mono1" style:font-size-asian="12pt" style:font-name-complex="Roboto Mono1" style:font-size-complex="12pt"/>
    </style:style>
    <style:style style:name="P19" style:family="paragraph" style:parent-style-name="Standard" style:list-style-name="WWNum1">
      <style:paragraph-properties fo:margin-left="1.27cm" fo:margin-right="0cm" fo:text-indent="-0.635cm" style:auto-text-indent="false"/>
      <style:text-properties style:font-name="Roboto Mono" fo:font-size="12pt" fo:background-color="#ffffff" style:font-name-asian="Roboto Mono1" style:font-size-asian="12pt" style:font-name-complex="Roboto Mono1" style:font-size-complex="12pt"/>
    </style:style>
    <style:style style:name="P20" style:family="paragraph">
      <loext:graphic-properties draw:fill="solid" draw:fill-color="#a0a0a0"/>
      <style:paragraph-properties fo:text-align="center"/>
    </style:style>
    <style:style style:name="T1" style:family="text">
      <style:text-properties style:font-name="Roboto Mono" fo:font-size="12pt" fo:background-color="#ffffff" loext:char-shading-value="0" style:font-name-asian="Roboto Mono1" style:font-size-asian="12pt" style:font-name-complex="Roboto Mono1" style:font-size-complex="12pt"/>
    </style:style>
    <style:style style:name="T2" style:family="text">
      <style:text-properties style:font-name="Roboto Mono" fo:font-size="12pt" officeooo:rsid="00105e99" fo:background-color="#ffffff" loext:char-shading-value="0" style:font-name-asian="Roboto Mono1" style:font-size-asian="12pt" style:font-name-complex="Roboto Mono1" style:font-size-complex="12pt"/>
    </style:style>
    <style:style style:name="T3" style:family="text">
      <style:text-properties style:font-name="Roboto Mono" fo:font-size="12pt" officeooo:rsid="0010fbe3" fo:background-color="#ffffff" loext:char-shading-value="0" style:font-name-asian="Roboto Mono1" style:font-size-asian="12pt" style:font-name-complex="Roboto Mono1" style:font-size-complex="12pt"/>
    </style:style>
    <style:style style:name="T4" style:family="text">
      <style:text-properties officeooo:rsid="000809b8"/>
    </style:style>
    <style:style style:name="T5" style:family="text">
      <style:text-properties officeooo:rsid="000919ad"/>
    </style:style>
    <style:style style:name="T6" style:family="text">
      <style:text-properties officeooo:rsid="00097aaf"/>
    </style:style>
    <style:style style:name="T7" style:family="text">
      <style:text-properties officeooo:rsid="000d218a"/>
    </style:style>
    <style:style style:name="T8" style:family="text">
      <style:text-properties officeooo:rsid="00101f9f"/>
    </style:style>
    <style:style style:name="T9" style:family="text">
      <style:text-properties officeooo:rsid="0012dda2"/>
    </style:style>
    <style:style style:name="T10" style:family="text">
      <style:text-properties officeooo:rsid="0014b56e"/>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9b40u9clffqh"/>Trabajo práctico: Tipos Abstractos de Datos y Clases.</text:p>
      <text:p text:style-name="P1"/>
      <text:p text:style-name="P6">Si necesitan repasar o profundizar contenidos pueden ver los videos de la clase y el material de estudio.</text:p>
      <text:p text:style-name="P6">Orientaciones: Pongan comentarios en cada clase y en cada método diciendo que es lo que hace.</text:p>
      <text:p text:style-name="P1"/>
      <text:p text:style-name="P2">1.A <text:s/>Implementar una clase llamada Alumno<text:span text:style-name="T4">Materia</text:span> con las partes Constructor, operaciones y condiciones.</text:p>
      <text:p text:style-name="P3">Constructor: nombre, nota, materia</text:p>
      <text:p text:style-name="P3">Operaciones: imprimir datos y mostrar_estado() {libre, regular, promocional}</text:p>
      <text:p text:style-name="P3">Condiciones: Nombre y materia tiene que ser texto, nota tiene que ser un entero</text:p>
      <text:p text:style-name="P3"/>
      <text:p text:style-name="P4">class Alumno<text:span text:style-name="T4">Materia</text:span>:</text:p>
      <text:p text:style-name="P4"><text:tab/>def __init__(self): <text:span text:style-name="T5"># Agregar los parámetros o valores del constructor</text:span></text:p>
      <text:p text:style-name="P13"><text:tab/><text:tab/>‘’’<text:span text:style-name="T6">función que inicializa una variable AlumnoMateria’’’</text:span></text:p>
      <text:p text:style-name="P13"><text:tab/><text:tab/>pass</text:p>
      <text:p text:style-name="P4"><text:tab/>def __str__(self):</text:p>
      <text:p text:style-name="P4"><text:tab/><text:tab/>pass</text:p>
      <text:p text:style-name="P4"><text:tab/>def mostrar_estado(se<text:span text:style-name="T7">l</text:span>f)-<text:span text:style-name="T7">&gt;str</text:span>:</text:p>
      <text:p text:style-name="P4"><text:tab/><text:tab/>“”” <text:span text:style-name="T7">calcula</text:span> si esta regular, promocionado, o libre.“””</text:p>
      <text:p text:style-name="P4"><text:tab/><text:tab/>pass</text:p>
      <text:p text:style-name="P4"/>
      <text:p text:style-name="P2">a = Alumno<text:span text:style-name="T4">Materia</text:span>(Nombre, Materia, 4)</text:p>
      <text:p text:style-name="P2">a.__str__() == “Juan, Matemáticas, 4”</text:p>
      <text:p text:style-name="P2">a.mostrar_estado() == “regular”</text:p>
      <text:p text:style-name="P2"/>
      <text:p text:style-name="P2">1.B Implementar la clase registroAlumnoMateria() que guarde varias notas y diga si el alumno está regular, promocional o libre. Con las siguientes reglas.</text:p>
      <text:p text:style-name="P2"><text:tab/>Constructor: (Nombre, Materia)</text:p>
      <text:p text:style-name="P2"><text:tab/>Agregar nota: Agrega una nota al alumno en la materia</text:p>
      <text:p text:style-name="P2"><text:tab/>Promedio: Devuelve el promedio de notas que tiene el alumno</text:p>
      <text:p text:style-name="P2"><text:tab/>Devolver lista de notas:</text:p>
      <text:p text:style-name="P2"><text:soft-page-break/><text:tab/>Condición: Devuelve la condición del alumno {Promocional, Regular o libre}</text:p>
      <text:p text:style-name="P2"><text:tab/>Reglas: </text:p>
      <text:p text:style-name="P2"><text:tab/> <text:s/>+ <text:s text:c="4"/>si saca menos de 4 de promedio , queda libre</text:p>
      <text:list xml:id="list2261074928" text:style-name="WWNum2">
        <text:list-item>
          <text:p text:style-name="P18">Promocion promedio de 7 y todas las notas 6 o mas.</text:p>
        </text:list-item>
        <text:list-item>
          <text:p text:style-name="P18">Sino Regular</text:p>
        </text:list-item>
      </text:list>
      <text:p text:style-name="P4"><text:tab/>Condiciones: Nombre y materia tiene que ser texto, nota tiene que ser un entero</text:p>
      <text:p text:style-name="P4"/>
      <text:p text:style-name="P14">class <text:span text:style-name="T7">Registro</text:span>Alumno<text:span text:style-name="T4">Materia</text:span>:</text:p>
      <text:p text:style-name="P14"><text:tab/>def __init__(self): <text:span text:style-name="T5"># Agregar los parámetros o valores del constructor</text:span></text:p>
      <text:p text:style-name="P14"><text:tab/><text:tab/>‘’’<text:span text:style-name="T6">función que inicializa una variable </text:span><text:span text:style-name="T7">Registro</text:span><text:span text:style-name="T6">AlumnoMateria’’’</text:span></text:p>
      <text:p text:style-name="P14"><text:tab/><text:tab/>pass</text:p>
      <text:p text:style-name="P14"><text:tab/>def __str__(self):</text:p>
      <text:p text:style-name="P14"><text:tab/><text:tab/>pass</text:p>
      <text:p text:style-name="P14"><text:tab/>def mostrar_estado(se<text:span text:style-name="T7">l</text:span>f)-<text:span text:style-name="T7">&gt;str</text:span>:</text:p>
      <text:p text:style-name="P14"><text:tab/><text:tab/>“”” <text:span text:style-name="T7">calcula</text:span> si esta regular, promocionado, o libre.“””</text:p>
      <text:p text:style-name="P14"><text:tab/><text:tab/>pass</text:p>
      <text:p text:style-name="P14"><text:tab/><text:span text:style-name="T7">def agregar_nota(self):</text:span></text:p>
      <text:p text:style-name="P14"><text:tab/><text:tab/><text:span text:style-name="T7">pass</text:span></text:p>
      <text:p text:style-name="P14"><text:tab/><text:span text:style-name="T7">def mostrar_notas(self):</text:span></text:p>
      <text:p text:style-name="P14"><text:tab/><text:tab/><text:span text:style-name="T7">pass</text:span></text:p>
      <text:p text:style-name="P14"><text:tab/><text:span text:style-name="T7">def calcular_promedio(self):</text:span></text:p>
      <text:p text:style-name="P14"><text:tab/><text:tab/><text:span text:style-name="T7">pass</text:span></text:p>
      <text:p text:style-name="P14"/>
      <text:p text:style-name="P4"/>
      <text:p text:style-name="P2">2.a A la clase punto vista en la materia agregarle el método Distancia al origen ()siendo el origen el punto (0,0). Crear un programa que use este método para imprimir en pantalla la distancia entre al origen de los puntos A, B y C.</text:p>
      <text:p text:style-name="P2"/>
      <text:p text:style-name="P2">A = Punto(2,3)</text:p>
      <text:p text:style-name="P2">B = Punto(5,5)</text:p>
      <text:p text:style-name="P2">C = Punto(1,5)</text:p>
      <text:p text:style-name="P2"/>
      <text:p text:style-name="P2">A.distancia(B)</text:p>
      <text:p text:style-name="P2">A.distancia_origen() == 3.605551275463989</text:p>
      <text:p text:style-name="P2">B.distancia_origen() == 7.0710678118654755</text:p>
      <text:p text:style-name="P2">C.distancia_origen() == 5.0990195135927845</text:p>
      <text:p text:style-name="P2"/>
      <text:p text:style-name="P2"><text:soft-page-break/>2.b Utilizando el método de distancia al origen cree una función que tome una lista de puntos y devuelva el que se encuentra más alejado del origen.</text:p>
      <text:p text:style-name="P2">def mas_lejos(l<text:span text:style-name="T8">ista</text:span>:[Punto])-&gt;Punto</text:p>
      <text:p text:style-name="P2"># mas_lejos([Punto(2,3) , Punto( 5,5 ), Punto(1,5)]) == Punto(5,5)</text:p>
      <text:p text:style-name="P15">#devuelve el punto más lejano del origen...</text:p>
      <text:p text:style-name="P2"/>
      <text:p text:style-name="P2">3. Crear una clase circulo: </text:p>
      <text:p text:style-name="P3">constructor: punto(x, y), radio; </text:p>
      <text:p text:style-name="P3">operaciones:diametro, <text:s/>perimetro y area.</text:p>
      <text:p text:style-name="P4"/>
      <text:p text:style-name="P4">class Circulo:</text:p>
      <text:p text:style-name="P11"><text:span text:style-name="T1"><text:tab/>def __init__(self): </text:span><text:span text:style-name="T2">#</text:span><text:span text:style-name="T3">centro y radio </text:span><text:span text:style-name="T2">como parámetros</text:span></text:p>
      <text:p text:style-name="P4"><text:tab/><text:tab/>pass</text:p>
      <text:p text:style-name="P4"><text:tab/>def diametro ( self ):</text:p>
      <text:p text:style-name="P4"><text:tab/><text:tab/>pass</text:p>
      <text:p text:style-name="P4"><text:tab/>def perimetro ( self ):</text:p>
      <text:p text:style-name="P4"><text:tab/><text:tab/>pass </text:p>
      <text:p text:style-name="P4"><text:tab/>def area ( self ):</text:p>
      <text:p text:style-name="P4"><text:tab/><text:tab/>pass</text:p>
      <text:p text:style-name="P4"><text:tab/>def __eq__(self,otro):</text:p>
      <text:p text:style-name="P4"><text:tab/><text:tab/>pass</text:p>
      <text:p text:style-name="P16"><text:tab/>def mover(self):</text:p>
      <text:p text:style-name="P16"><text:tab/><text:tab/>pass</text:p>
      <text:p text:style-name="P16"/>
      <text:p text:style-name="P17">#Tomar como ejemplo la clase rectángulo</text:p>
      <text:p text:style-name="P16"/>
      <text:p text:style-name="P2">c = Circulo(0, 0, 4.5)</text:p>
      <text:p text:style-name="P2">c.diametro() == 9.0</text:p>
      <text:p text:style-name="P2">c.area_circulo() == 63.61725123519331</text:p>
      <text:p text:style-name="P2">c.perimetro_circulo() == 28.274333882308138</text:p>
      <text:p text:style-name="P2"/>
      <text:p text:style-name="P2">4. Definir el TAD Fracción junto con su implementación en Clases.</text:p>
      <text:p text:style-name="P2"><text:tab/><text:span text:style-name="T9">En python tenemos el tipo de dato float, pero no fracción (números racionales)</text:span></text:p>
      <text:p text:style-name="P2"><text:s text:c="4"/>Constructor: arriba, abajo</text:p>
      <text:p text:style-name="P2"><text:s text:c="4"/>Operaciones: mostrar: convertir el objeto en cadena para poder imprimirlo = ⅓.</text:p>
      <text:p text:style-name="P2"><text:s text:c="4"/>Sumar <text:span text:style-name="T9">(o restar) </text:span>fracciones: suma de dos fracciones (tener en cuenta el denominador común)</text:p>
      <text:p text:style-name="P8"><text:soft-page-break/>Igualdad: ¿Cuando dos fracciones son equivalentes?</text:p>
      <text:p text:style-name="P2"><text:s/></text:p>
      <text:p text:style-name="P2">class Fraccion:</text:p>
      <text:p text:style-name="P2"/>
      <text:p text:style-name="P2"><text:s text:c="4"/>def __init__(self,arriba,abajo):</text:p>
      <text:p text:style-name="P2"><text:tab/> <text:s text:c="2"/>“inicializa una variable del tipo fraccion”</text:p>
      <text:p text:style-name="P2"><text:s text:c="8"/>self.num = abajo # Numerador</text:p>
      <text:p text:style-name="P2"><text:s text:c="8"/>self.den = abajo # Denominador</text:p>
      <text:p text:style-name="P2"/>
      <text:p text:style-name="P2"><text:s text:c="4"/>def mostrar(self):</text:p>
      <text:p text:style-name="P2"><text:s text:c="8"/>“””Convertir el objeto en cadena para poder imprimirlo”””</text:p>
      <text:p text:style-name="P2"><text:s text:c="8"/>pass</text:p>
      <text:p text:style-name="P2"/>
      <text:p text:style-name="P2"><text:s text:c="4"/>def __add__(self, otraFrac):</text:p>
      <text:p text:style-name="P2"><text:s text:c="8"/>“”“Sumar dos fracciones y retornar resultado, <text:span text:style-name="T10">pueden tener distinto denominador</text:span>”””</text:p>
      <text:p text:style-name="P2"><text:s text:c="8"/>pass</text:p>
      <text:p text:style-name="P2"/>
      <text:p text:style-name="P2"><text:s text:c="4"/>def __eq__(self, otraFrac):</text:p>
      <text:p text:style-name="P2"><text:tab/> <text:s text:c="2"/>“”“compara dos fracciones y dice si son equivalentes”””</text:p>
      <text:p text:style-name="P2"><text:s text:c="8"/>pass</text:p>
      <text:p text:style-name="P2"/>
      <text:p text:style-name="P9">q = Fraccion(2,4)</text:p>
      <text:p text:style-name="P9">p = Fraccion(1,2)</text:p>
      <text:p text:style-name="P9"/>
      <text:p text:style-name="P9">q == p ?</text:p>
      <text:p text:style-name="P2"/>
      <text:p text:style-name="P2">5. Defina un tipo abstracto de datos nuevo que ustedes quieran inventar para esto</text:p>
      <text:list xml:id="list2022034547" text:style-name="WWNum1">
        <text:list-item>
          <text:p text:style-name="P19">¿Qué información necesito manejar? ¿Piense un ejemplo donde podría ser útil este tipo de dato que queremos inventar.</text:p>
        </text:list-item>
        <text:list-item>
          <text:p text:style-name="P19">Que datos necesito para crear una variable nueva del tipo que estoy inventando y como seria el construc<text:span text:style-name="T10">tor</text:span></text:p>
        </text:list-item>
        <text:list-item>
          <text:p text:style-name="P19">Qué operaciones debería poder hacer con este tipo de dato nuevo</text:p>
        </text:list-item>
        <text:list-item>
          <text:p text:style-name="P19">Qué condiciones deberían cumplirse en mi tipo de dato nuevo</text:p>
        </text:list-item>
      </text:list>
      <text:p text:style-name="P2">Para contestar estas preguntas revisen los ejemplos dados en clase y los ejercicios anteriores de la guía.</text:p>
      <text:list xml:id="list201837325802791" text:continue-numbering="true" text:style-name="WWNum1">
        <text:list-item>
          <text:p text:style-name="P19">Implemente el tipo de dato nuevo mediante clases en pytho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ListLabel_20_1" style:display-name="ListLabel 1" style:family="text">
      <style:text-properties style:font-name="Roboto Mono" fo:font-family="'Roboto Mon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Mono" fo:font-family="'Roboto Mono'"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Programación 2<text:line-break/>Tecnicatura en desarrollo de software<text:line-break/>Instituto técnico superior córdoba - Anexo villa el libertador</text:p>
        <text:p text:style-name="Standard">Prof: Matías Bordone y Myrian Sosa</text:p>
        <text:p text:style-name="Standard"><draw:rect text:anchor-type="as-char" style:rel-width="100%" draw:z-index="3" draw:style-name="Mgr1" draw:text-style-name="MP1" svg:width="0.003cm" svg:height="0.054cm"><text:p/></draw:rect></text:p>
        <text:p text:style-name="Standard"/>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3d775be2011f3886db32dfd395a6a6d1ca2630ff</meta:generator>
    <dc:date>2020-06-08T20:18:35.630298176</dc:date>
    <meta:editing-duration>PT25M15S</meta:editing-duration>
    <meta:editing-cycles>12</meta:editing-cycles>
    <meta:document-statistic meta:table-count="0" meta:image-count="0" meta:object-count="0" meta:page-count="4" meta:paragraph-count="112" meta:word-count="697" meta:character-count="4783" meta:non-whitespace-character-count="4037"/>
  </office:meta>
</office:document-meta>
</file>